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290" officeooo:paragraph-rsid="00053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SE_SECRET_KEY: d80f618702118ef54121e9520854a5b2ef889e5259017a4ae91050392e9162d11af49bf25683493b006e9624d6cdc7cdbcca456fa19773694fe3e62902d781a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03:36:52.823532253</meta:creation-date>
    <dc:date>2014-07-22T03:37:45.481790403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47" meta:non-whitespace-character-count="146"/>
    <meta:generator>LibreOffice/4.2.3.3$Linux_x86 LibreOffice_project/420m0$Build-3</meta:generator>
  </office:meta>
</office:document-meta>
</file>